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achmentsInInterceptor.read( Message message , MimeMessage mim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AttachmentsInInterceptor.handleMessage( Message messa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